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6T00:00:00" table:style-name="ce5">
            <text:p>16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10" table:formula="of:=[.A10]*([.D10]+50*[.C10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400" table:formula="of:=[.A14]*[.D14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361" table:formula="of:=SUM([.E6:.E18])" table:number-columns-spanned="2" table:number-rows-spanned="1" table:style-name="ce12">
            <text:p>CHF 1 36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17T10:52:24Z</dc:date>
    <meta:editing-cycles>13</meta:editing-cycles>
    <meta:editing-duration>PT18807S</meta:editing-duration>
  </office:meta>
</office:document-meta>
</file>